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6.703cm" style:rel-column-width="24973*"/>
    </style:style>
    <style:style style:name="Table1.B" style:family="table-column">
      <style:table-column-properties style:column-width="5.024cm" style:rel-column-width="18716*"/>
    </style:style>
    <style:style style:name="Table1.C" style:family="table-column">
      <style:table-column-properties style:column-width="5.863cm" style:rel-column-width="21846*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2" style:family="table-cell">
      <style:table-cell-properties fo:padding="0.097cm" fo:border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4.923cm" style:rel-column-width="18342*"/>
    </style:style>
    <style:style style:name="Table2.B" style:family="table-column">
      <style:table-column-properties style:column-width="6.802cm" style:rel-column-width="25341*"/>
    </style:style>
    <style:style style:name="Table2.C" style:family="table-column">
      <style:table-column-properties style:column-width="5.865cm" style:rel-column-width="21852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6.703cm" style:rel-column-width="24973*"/>
    </style:style>
    <style:style style:name="Table3.B" style:family="table-column">
      <style:table-column-properties style:column-width="5.024cm" style:rel-column-width="18716*"/>
    </style:style>
    <style:style style:name="Table3.C" style:family="table-column">
      <style:table-column-properties style:column-width="5.863cm" style:rel-column-width="21846*"/>
    </style:style>
    <style:style style:name="Table3.A1" style:family="table-cell">
      <style:table-cell-properties fo:padding="0.097cm" fo:border="none"/>
    </style:style>
    <style:style style:name="Table3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2" style:family="table-cell">
      <style:table-cell-properties fo:padding="0.097cm" fo:border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style:font-name="Arial" fo:font-size="14pt" officeooo:rsid="0010af49" officeooo:paragraph-rsid="0010af49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Arial" fo:font-size="14pt" officeooo:rsid="00126e23" officeooo:paragraph-rsid="00126e23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style:font-name="Arial" fo:font-size="12pt" officeooo:rsid="0010af49" officeooo:paragraph-rsid="0010af49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officeooo:rsid="0010af49" officeooo:paragraph-rsid="0010af49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officeooo:rsid="0010af49" officeooo:paragraph-rsid="00240733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officeooo:rsid="0010af49" officeooo:paragraph-rsid="001c7fec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officeooo:rsid="00119529" officeooo:paragraph-rsid="00119529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officeooo:rsid="00119529" officeooo:paragraph-rsid="0010af49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officeooo:rsid="0012d670" officeooo:paragraph-rsid="0012d670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officeooo:rsid="001c7fec" officeooo:paragraph-rsid="001c7fec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bold" officeooo:rsid="0010af49" officeooo:paragraph-rsid="0010af49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2pt" officeooo:rsid="0010af49" officeooo:paragraph-rsid="0010af49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2pt" officeooo:rsid="0010af49" officeooo:paragraph-rsid="00240733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2pt" style:font-size-asian="12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2pt" officeooo:paragraph-rsid="0010af49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2pt" officeooo:rsid="00119529" officeooo:paragraph-rsid="00119529" style:font-size-asian="12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2pt" officeooo:rsid="00119529" officeooo:paragraph-rsid="0029f7ba" style:font-size-asian="12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2pt" officeooo:rsid="00188af6" officeooo:paragraph-rsid="00240733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2pt" officeooo:rsid="00240733" officeooo:paragraph-rsid="00240733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Arial" fo:font-size="12pt" officeooo:rsid="0010af49" officeooo:paragraph-rsid="0010af49" style:font-size-asian="12pt" style:font-size-complex="12pt"/>
    </style:style>
    <style:style style:name="T1" style:family="text">
      <style:text-properties officeooo:rsid="0011952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a628d"/>
    </style:style>
    <style:style style:name="T4" style:family="text">
      <style:text-properties officeooo:rsid="00240733"/>
    </style:style>
    <style:style style:name="T5" style:family="text">
      <style:text-properties officeooo:rsid="00280b18"/>
    </style:style>
    <style:style style:name="T6" style:family="text">
      <style:text-properties fo:font-size="10pt" officeooo:rsid="00280b18" style:font-size-asian="10pt" style:font-size-complex="10pt"/>
    </style:style>
    <style:style style:name="T7" style:family="text">
      <style:text-properties fo:font-size="10pt" officeooo:rsid="002ca1bc" style:font-size-asian="10pt" style:font-size-complex="10pt"/>
    </style:style>
    <style:style style:name="T8" style:family="text">
      <style:text-properties officeooo:rsid="0029f7b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usic and Memory Project –<text:span text:style-name="T4"> Older Adults</text:span></text:p>
      <text:p text:style-name="P1"/>
      <text:p text:style-name="P1">Subject <text:span text:style-name="T5">ID</text:span>: ______________ Group: ______ <text:span text:style-name="T6">Matlab I</text:span><text:span text:style-name="T7">SS ID</text:span><text:span text:style-name="T6">:____</text:span></text:p>
      <text:p text:style-name="P3"/>
      <text:p text:style-name="P11">Pre-Scan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>Completed?</text:p>
          </table:table-cell>
          <table:table-cell table:style-name="Table1.A1" office:value-type="string">
            <text:p text:style-name="P12">Date: _______________</text:p>
          </table:table-cell>
        </table:table-row>
        <table:table-row>
          <table:table-cell table:style-name="Table1.A2" office:value-type="string">
            <text:p text:style-name="P12">LOI &amp; Consent</text:p>
          </table:table-cell>
          <table:table-cell table:style-name="Table1.B2" office:value-type="string">
            <text:p text:style-name="P14"/>
          </table:table-cell>
          <table:table-cell table:style-name="Table1.A1" office:value-type="string">
            <text:p text:style-name="P16">Session length: </text:p>
          </table:table-cell>
        </table:table-row>
        <table:table-row>
          <table:table-cell table:style-name="Table1.A3" office:value-type="string">
            <text:p text:style-name="P12">Demographic Questionnaire</text:p>
          </table:table-cell>
          <table:table-cell table:style-name="Table1.B3" office:value-type="string">
            <text:p text:style-name="P14"/>
          </table:table-cell>
          <table:table-cell table:style-name="Table1.A1" office:value-type="string">
            <text:p text:style-name="P16"/>
          </table:table-cell>
        </table:table-row>
        <table:table-row>
          <table:table-cell table:style-name="Table1.A3" office:value-type="string">
            <text:p text:style-name="P12">Lyric modification FULL SET</text:p>
          </table:table-cell>
          <table:table-cell table:style-name="Table1.B3" office:value-type="string">
            <text:p text:style-name="P14"/>
          </table:table-cell>
          <table:table-cell table:style-name="Table1.A1" office:value-type="string">
            <text:p text:style-name="P14"/>
          </table:table-cell>
        </table:table-row>
      </table:table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"><text:span text:style-name="T2">Scan Session 1</text:span> </text:p>
          </table:table-cell>
          <table:table-cell table:style-name="Table2.A1" office:value-type="string">
            <text:p text:style-name="P13"><text:span text:style-name="T1">Session length</text:span>: _____________</text:p>
          </table:table-cell>
          <table:table-cell table:style-name="Table2.A1" office:value-type="string">
            <text:p text:style-name="P13">Date: _______________</text:p>
          </table:table-cell>
        </table:table-row>
      </table:table>
      <text:p text:style-name="P10"/>
      <text:p text:style-name="P10">BOLD Scan Order: __________ ISS Scan Order:_________________________</text:p>
      <text:p text:style-name="P6"/>
      <text:p text:style-name="P11">Lab Session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>Completed?</text:p>
          </table:table-cell>
          <table:table-cell table:style-name="Table3.A1" office:value-type="string">
            <text:p text:style-name="P12">Date: _______________</text:p>
          </table:table-cell>
        </table:table-row>
        <table:table-row>
          <table:table-cell table:style-name="Table3.A2" office:value-type="string">
            <text:p text:style-name="P12"><text:span text:style-name="T8">Familiarity/A</text:span>ssociations form</text:p>
          </table:table-cell>
          <table:table-cell table:style-name="Table3.B2" office:value-type="string">
            <text:p text:style-name="P15"/>
          </table:table-cell>
          <table:table-cell table:style-name="Table3.A1" office:value-type="string">
            <text:p text:style-name="P17">Session length: </text:p>
          </table:table-cell>
        </table:table-row>
        <table:table-row>
          <table:table-cell table:style-name="Table3.A3" office:value-type="string">
            <text:p text:style-name="P13">GMSI –<text:span text:style-name="T4"> questionnaire </text:span></text:p>
          </table:table-cell>
          <table:table-cell table:style-name="Table3.B3" office:value-type="string">
            <text:p text:style-name="P15"/>
          </table:table-cell>
          <table:table-cell table:style-name="Table3.A1" office:value-type="string">
            <text:p text:style-name="P15"/>
          </table:table-cell>
        </table:table-row>
        <table:table-row>
          <table:table-cell table:style-name="Table3.A3" office:value-type="string">
            <text:p text:style-name="P18">Lyric Orientation <text:span text:style-name="T3">Questionnaire</text:span></text:p>
          </table:table-cell>
          <table:table-cell table:style-name="Table3.B3" office:value-type="string">
            <text:p text:style-name="P15"/>
          </table:table-cell>
          <table:table-cell table:style-name="Table3.A1" office:value-type="string">
            <text:p text:style-name="P15"/>
          </table:table-cell>
        </table:table-row>
        <table:table-row>
          <table:table-cell table:style-name="Table3.A3" office:value-type="string">
            <text:p text:style-name="P19">CBS</text:p>
          </table:table-cell>
          <table:table-cell table:style-name="Table3.B3" office:value-type="string">
            <text:p text:style-name="P15"/>
          </table:table-cell>
          <table:table-cell table:style-name="Table3.A1" office:value-type="string">
            <text:p text:style-name="P15"/>
          </table:table-cell>
        </table:table-row>
      </table:table>
      <text:p text:style-name="P4"/>
      <text:p text:style-name="P4"/>
      <text:p text:style-name="P8"/>
      <text:p text:style-name="P7">Total scanning session time: ____________ x 25$/hour = $_________</text:p>
      <text:p text:style-name="P7"/>
      <text:p text:style-name="P7">Total behavioural session time: _____________ x $10/1.5hour = $__________</text:p>
      <text:p text:style-name="P9"/>
      <text:p text:style-name="P9">Note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Sternin</meta:initial-creator>
    <meta:creation-date>2017-06-20T11:57:14.037701000</meta:creation-date>
    <dc:date>2019-02-21T11:49:10.465000000</dc:date>
    <meta:editing-duration>PT3H19M46S</meta:editing-duration>
    <meta:editing-cycles>28</meta:editing-cycles>
    <meta:generator>LibreOffice/6.1.2.1$Windows_X86_64 LibreOffice_project/65905a128db06ba48db947242809d14d3f9a93fe</meta:generator>
    <meta:document-statistic meta:table-count="3" meta:image-count="0" meta:object-count="0" meta:page-count="1" meta:paragraph-count="24" meta:word-count="78" meta:character-count="637" meta:non-whitespace-character-count="577"/>
  </office:meta>
</office:document-meta>
</file>